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quez et formalisez vos idées par le storytelling</text:p>
      <text:p text:style-name="Standard"/>
      <text:h text:style-name="Heading_20_1" text:outline-level="1">Activez votre réacteur d'idées</text:h>
      <text:p text:style-name="Standard">### à complé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6:54:28.56</meta:creation-date>
    <dc:date>2022-10-09T19:21:24.32</dc:date>
    <meta:editing-duration>PT2M32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3" meta:word-count="15" meta:character-count="100"/>
  </office:meta>
</office:document-meta>
</file>